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4e484" style:font-weight-asian="bold" style:font-weight-complex="bold"/>
    </style:style>
    <style:style style:name="P3" style:family="paragraph" style:parent-style-name="Standard" style:list-style-name="L1">
      <style:text-properties fo:font-weight="bold" officeooo:paragraph-rsid="0014e484" style:font-weight-asian="bold" style:font-weight-complex="bold"/>
    </style:style>
    <style:style style:name="P4" style:family="paragraph" style:parent-style-name="Standard" style:list-style-name="L1">
      <style:text-properties fo:font-weight="bold" officeooo:paragraph-rsid="0016c25e" style:font-weight-asian="bold" style:font-weight-complex="bold"/>
    </style:style>
    <style:style style:name="P5" style:family="paragraph" style:parent-style-name="Standard" style:list-style-name="L1">
      <style:text-properties fo:font-weight="bold" officeooo:paragraph-rsid="0017dbd1" style:font-weight-asian="bold" style:font-weight-complex="bold"/>
    </style:style>
    <style:style style:name="T1" style:family="text">
      <style:text-properties officeooo:rsid="0014e484"/>
    </style:style>
    <style:style style:name="T2" style:family="text">
      <style:text-properties officeooo:rsid="00166c29"/>
    </style:style>
    <style:style style:name="T3" style:family="text">
      <style:text-properties fo:font-weight="normal" officeooo:rsid="00166c29" style:font-weight-asian="normal" style:font-weight-complex="normal"/>
    </style:style>
    <style:style style:name="T4" style:family="text">
      <style:text-properties fo:font-weight="normal" officeooo:rsid="0016c25e" style:font-weight-asian="normal" style:font-weight-complex="normal"/>
    </style:style>
    <style:style style:name="T5" style:family="text">
      <style:text-properties fo:font-weight="normal" officeooo:rsid="0017dbd1" style:font-weight-asian="normal" style:font-weight-complex="normal"/>
    </style:style>
    <style:style style:name="T6" style:family="text">
      <style:text-properties officeooo:rsid="0016c25e"/>
    </style:style>
    <style:style style:name="T7" style:family="text">
      <style:text-properties officeooo:rsid="0017db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estione del personale: </text:span></text:p>
      <text:p text:style-name="P2"/>
      <text:list xml:id="list16685507651" text:style-name="L1">
        <text:list-item>
          <text:p text:style-name="P3"><text:span text:style-name="T1">A</text:span><text:span text:style-name="T2">ssumere un insegnante (personale preposto a funzioni educative): </text:span><text:span text:style-name="T4">il sistema permette l'assunzione di nuovo personale educativo; </text:span><text:span text:style-name="T3">vengono inseriti i dati anagrafici dell'insegnante </text:span><text:span text:style-name="T4">ed altri dati relativi al contratto stipulato. L'operazione può essere eseguita da: impiegato di segreteria, delegato del rettore.</text:span></text:p>
        </text:list-item>
        <text:list-item>
          <text:p text:style-name="P4"><text:span text:style-name="T6">Modificare i dati di un insegnante (personale preposto a funzioni educative): </text:span><text:span text:style-name="T4">il sistema permette anche di modificare i dati relativi a membri del personale educativo; possono essere modificati tutti i campi relativi all'anagrafica ed al contratto stipulato. L'operazione può essere eseguita da impiegati di segreteria o dal delegato del rettore.</text:span></text:p>
        </text:list-item>
        <text:list-item>
          <text:p text:style-name="P4"><text:span text:style-name="T6">Licenziare un insegnante (personale preposto a funzioni educative): </text:span><text:span text:style-name="T4">il sistema permette il licenziamento di un insegnante. L'operazione può essere eseguita da un impiegato di segreteria o dal delegato del rettore stesso.</text:span></text:p>
        </text:list-item>
        <text:list-item>
          <text:p text:style-name="P4"><text:span text:style-name="T6">Assumere un impiegato di segreteria: </text:span><text:span text:style-name="T5">il sistema permette di assumere un nuovo impiegato di segreteria; vengono inseriti i dati anagrafici di esso ed altri dati relativi alla stipula del contratto. L'operazione può essere eseguita unicamente dal delegato del rettore; un impiegato di segreteria può inoltrare la richiesta di esecuzione, che deve però essere confermata dal delegato del rettore.</text:span></text:p>
        </text:list-item>
        <text:list-item>
          <text:p text:style-name="P5"><text:span text:style-name="T7">Modificare i dati di un impiegato di segreteria: </text:span><text:span text:style-name="T5">il sistema permette la modifica dei dati relativi ad un impiegato di segreteria; possono essere modificati tutti i campi relativi all'anagrafica ed al contratto stipulato. L'operazione può essere eseguita unicamente dal delegato del rettore; un impiegato di segreteria può inoltrare la richiesta di esecuzione, che deve però essere confermata dal delegato del rettore.</text:span></text:p>
        </text:list-item>
        <text:list-item>
          <text:p text:style-name="P5"><text:span text:style-name="T7">Licenziare un impiegato di segreteria: </text:span><text:span text:style-name="T5">il sistema permette di licenziare un impeigato di segreteria. L'operazione può essere eseguita unicamente dal delegato del rettore; un impiegato di segreteria può inoltrare la richiesta di esecuzione, che deve però essere confermata dal delegato del retto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0T16:47:00</meta:creation-date>
    <dc:date>2012-10-21T11:20:15</dc:date>
    <meta:editing-duration>PT4M27S</meta:editing-duration>
    <meta:editing-cycles>2</meta:editing-cycles>
    <meta:generator>LibreOffice/3.6$MacOSX_x86 LibreOffice_project/da8c1e6-fd468f4-454e206-f42a4a9-143cfd</meta:generator>
    <meta:document-statistic meta:table-count="0" meta:image-count="0" meta:object-count="0" meta:page-count="1" meta:paragraph-count="7" meta:word-count="291" meta:character-count="2013" meta:non-whitespace-character-count="1734"/>
  </office:meta>
</office:document-meta>
</file>